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18cm" table:align="margins"/>
    </style:style>
    <style:style style:name="表3.A" style:family="table-column">
      <style:table-column-properties style:column-width="8.765cm" style:rel-column-width="20383*"/>
    </style:style>
    <style:style style:name="表3.B" style:family="table-column">
      <style:table-column-properties style:column-width="9.631cm" style:rel-column-width="22396*"/>
    </style:style>
    <style:style style:name="表3.C" style:family="table-column">
      <style:table-column-properties style:column-width="9.784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 style:master-page-name="">
      <style:table-properties style:width="28.18cm" style:page-number="auto" table:align="margins" style:writing-mode="lr-tb"/>
    </style:style>
    <style:style style:name="Table3.A" style:family="table-column">
      <style:table-column-properties style:column-width="15.563cm" style:rel-column-width="6679*"/>
    </style:style>
    <style:style style:name="Table3.B" style:family="table-column">
      <style:table-column-properties style:column-width="1.685cm" style:rel-column-width="723*"/>
    </style:style>
    <style:style style:name="Table3.C" style:family="table-column">
      <style:table-column-properties style:column-width="2.164cm" style:rel-column-width="929*"/>
    </style:style>
    <style:style style:name="Table3.D" style:family="table-column">
      <style:table-column-properties style:column-width="0.064cm" style:rel-column-width="27*"/>
    </style:style>
    <style:style style:name="Table3.E" style:family="table-column">
      <style:table-column-properties style:column-width="2.976cm" style:rel-column-width="1277*"/>
    </style:style>
    <style:style style:name="Table3.F" style:family="table-column">
      <style:table-column-properties style:column-width="0.452cm" style:rel-column-width="194*"/>
    </style:style>
    <style:style style:name="Table3.G" style:family="table-column">
      <style:table-column-properties style:column-width="1.806cm" style:rel-column-width="775*"/>
    </style:style>
    <style:style style:name="Table3.H" style:family="table-column">
      <style:table-column-properties style:column-width="3.471cm" style:rel-column-width="14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3cm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G7" style:family="table-cell">
      <style:table-cell-properties fo:padding="0.097cm" fo:border-left="0.05pt solid #000000" fo:border-right="0.25pt solid #000000" fo:border-top="0.05pt solid #000000" fo:border-bottom="0.05pt solid #000000"/>
    </style:style>
    <style:style style:name="Table3.G8" style:family="table-cell">
      <style:table-cell-properties fo:padding="0.097cm" fo:border-left="0.05pt solid #000000" fo:border-right="0.2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33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34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3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officeooo:rsid="004b0bfb" officeooo:paragraph-rsid="004b0bfb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37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4aac66" style:font-name-asian="Arial" style:font-size-asian="9pt" style:font-weight-asian="bold" style:font-name-complex="Arial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Arial1" fo:font-size="16pt" style:text-underline-style="none" fo:font-weight="bold" officeooo:rsid="004aac66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Arial1" fo:font-size="16pt" style:text-underline-style="none" fo:font-weight="bold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variant="normal" fo:text-transform="none" fo:color="#000000" style:font-name="Arial1" fo:font-size="8pt" fo:letter-spacing="normal" fo:font-style="normal" fo:font-weight="normal" officeooo:rsid="002d1d0b" officeooo:paragraph-rsid="002d1d0b" style:font-size-asian="8pt" style:language-asian="ja" style:country-asian="JP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officeooo:rsid="002dc039"/>
    </style:style>
    <style:style style:name="T4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8"/>
            <text:p text:style-name="P29"/>
          </table:table-cell>
          <table:table-cell table:style-name="表3.A1" office:value-type="string">
            <text:p text:style-name="P40"><text:text-input text:description="&lt;choose&gt;">&lt;choose&gt;</text:text-input></text:p>
            <text:p text:style-name="P40"><text:text-input text:description="&lt;when test=&quot;o.state != 'draft' and 'sent' &quot;&gt;">&lt;when test="o.state != 'draft' and 'sent' "&gt;</text:text-input></text:p>
            <text:p text:style-name="P41">受　注　伝　票</text:p>
            <text:p text:style-name="P40"><text:span text:style-name="T1"><text:text-input text:description="&lt;/when&gt;">&lt;/when&gt;</text:text-input></text:span></text:p>
            <text:p text:style-name="P40"><text:text-input text:description="&lt;when test=&quot;o.state == 'draft' or 'sent' &quot;&gt;">&lt;when test="o.state == 'draft' or 'sent' "&gt;</text:text-input></text:p>
            <text:p text:style-name="P42">御　見　積　書</text:p>
            <text:p text:style-name="P40"><text:text-input text:description="&lt;/when&gt;">&lt;/when&gt;</text:text-input></text:p>
            <text:p text:style-name="P39"><text:text-input text:description="&lt;/choose&gt;">&lt;/choose&gt;</text:text-input></text:p>
          </table:table-cell>
          <table:table-cell table:style-name="表3.C1" office:value-type="string">
            <text:p text:style-name="P30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7"><text:text-input text:description="&lt;o.partner_id&gt;">&lt;o.partner_id&gt;</text:text-input> 様</text:p>
            <text:p text:style-name="P24">下記の通り 御見積申し上げます。</text:p>
          </table:table-cell>
          <table:covered-table-cell/>
          <table:table-cell table:style-name="表3.C1" office:value-type="string">
            <text:p text:style-name="P9"><text:text-input text:description="&lt;choose&gt;">&lt;choose&gt;</text:text-input></text:p>
            <text:p text:style-name="P9"><text:text-input text:description="&lt;when test=&quot;o.state != 'draft' and 'sent' &quot;&gt;">&lt;when test="o.state != 'draft' and 'sent' "&gt;</text:text-input></text:p>
            <text:p text:style-name="P16"><text:span text:style-name="T1">受注番号：</text:span> <text:text-input text:description="&lt;o.name&gt;">&lt;o.name&gt;</text:text-input></text:p>
            <text:p text:style-name="P9"><text:text-input text:description="&lt;/when&gt;">&lt;/when&gt;</text:text-input></text:p>
            <text:p text:style-name="P9"><text:text-input text:description="&lt;when test=&quot;o.state == 'draft' or 'sent' &quot;&gt;">&lt;when test="o.state == 'draft' or 'sent' "&gt;</text:text-input></text:p>
            <text:p text:style-name="P16"><text:span text:style-name="T1">見積番号：</text:span> <text:text-input text:description="&lt;o.name&gt;">&lt;o.name&gt;</text:text-input></text:p>
            <text:p text:style-name="P9"><text:text-input text:description="&lt;/when&gt;">&lt;/when&gt;</text:text-input></text:p>
            <text:p text:style-name="P10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7">御見積金額　<text:text-input text:description="&lt;formatLang(o.amount_untaxed, digits=0, grouping=True)&gt;">&lt;formatLang(o.amount_untaxed, digits=0, grouping=True)&gt;</text:text-input> 円</text:p>
            <text:p text:style-name="P25">本価格は税抜価格です。</text:p>
          </table:table-cell>
          <table:table-cell table:style-name="表3.A1" office:value-type="string">
            <text:p text:style-name="P31"/>
          </table:table-cell>
          <table:table-cell table:style-name="表3.C1" office:value-type="string">
            <text:p text:style-name="P32"><text:text-input text:description="&lt;o.company_id.name&gt;">&lt;o.company_id.name&gt;</text:text-input></text:p>
            <text:p text:style-name="P32">TEL :<text:text-input text:description="&lt;o.company_id.phone&gt;">&lt;o.company_id.phone&gt;</text:text-input>　FAX :<text:text-input text:description="&lt;o.company_id.fax&gt;">&lt;o.company_id.fax&gt;</text:text-input></text:p>
            <text:p text:style-name="P33">担当：<text:text-input text:description="&lt;o.user_id.name&gt;">&lt;o.user_id.name&gt;</text:text-input><text:span text:style-name="T3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15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14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4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14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1">摘 <text:s text:c="9"/>　要</text:p>
            </table:table-cell>
            <table:table-cell table:style-name="Table3.A1" office:value-type="string">
              <text:p text:style-name="P12">数量</text:p>
            </table:table-cell>
            <table:table-cell table:style-name="Table3.A1" office:value-type="string">
              <text:p text:style-name="P12">単位</text:p>
            </table:table-cell>
            <table:table-cell table:style-name="Table3.A1" table:number-columns-spanned="2" office:value-type="string">
              <text:p text:style-name="P13">定　価</text:p>
            </table:table-cell>
            <table:covered-table-cell/>
            <table:table-cell table:style-name="Table3.A1" table:number-columns-spanned="2" office:value-type="string">
              <text:p text:style-name="P12">単　価</text:p>
            </table:table-cell>
            <table:covered-table-cell/>
            <table:table-cell table:style-name="Table3.H1" office:value-type="string">
              <text:p text:style-name="P12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28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28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18"><text:text-input text:description="&lt;choose&gt;">&lt;choose&gt;</text:text-input></text:p>
            <text:p text:style-name="P18"><text:text-input text:description="&lt;when test=&quot;order_line.product_tmpl_id.type != 'Service'&quot;&gt;">&lt;when test="o.state != 'draft' and 'sent' "&gt;</text:text-input></text:p>
            <text:p text:style-name="P26"><text:text-input text:description="&lt;order_line.name&gt;">&lt;o.name&gt;</text:text-input></text:p>
            <text:p text:style-name="P18"><text:text-input text:description="&lt;/when&gt;">&lt;/when&gt;</text:text-input></text:p>
            <text:p text:style-name="P18"><text:text-input text:description="&lt;when test=&quot;order_line.product_tmpl_id.type == 'Service'&quot;&gt;">&lt;when test="o.state == 'draft' or 'sent' "&gt;</text:text-input></text:p>
            <text:p text:style-name="P26"><text:text-input text:description="&lt;order_line.product_tmpl_id.default_code&gt;">&lt;o.name&gt;</text:text-input></text:p>
            <text:p text:style-name="P18"><text:text-input text:description="&lt;/when&gt;">&lt;/when&gt;</text:text-input></text:p>
            <text:p text:style-name="P19"><text:text-input text:description="&lt;/choose&gt;">&lt;/choose&gt;</text:text-input></text:p>
          </table:table-cell>
          <table:table-cell table:style-name="Table3.A4" office:value-type="string">
            <text:p text:style-name="P22"><text:text-input text:description="&lt;formatLang(order_line.product_uom_qty, digits=0) or ''&gt;">qty</text:text-input> </text:p>
          </table:table-cell>
          <table:table-cell table:style-name="Table3.A4" office:value-type="string">
            <text:p text:style-name="P23"><text:text-input text:description="&lt;order_line.product_uom.name or ''&gt;">Unit(s)</text:text-input></text:p>
          </table:table-cell>
          <table:table-cell table:style-name="Table3.A4" table:number-columns-spanned="2" office:value-type="string">
            <text:p text:style-name="P43"><text:text-input text:description="&lt;order_line.product_tmpl_id.open_price&gt;">OPEN PRICE</text:text-input></text:p>
          </table:table-cell>
          <table:covered-table-cell/>
          <table:table-cell table:style-name="Table3.A4" table:number-columns-spanned="2" office:value-type="string">
            <text:p text:style-name="P22"><text:text-input text:description="&lt;formatLang(order_line.price_unit, digits=0) or ''&gt;">&lt;order_line.price_unit or ''&gt;</text:text-input></text:p>
          </table:table-cell>
          <table:covered-table-cell/>
          <table:table-cell table:style-name="Table3.A2" office:value-type="string">
            <text:p text:style-name="P21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28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28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rows-spanned="6" table:number-columns-spanned="3" office:value-type="string">
            <text:p text:style-name="P37"><text:text-input text:description="&lt;o.note&gt;">note</text:text-input></text:p>
          </table:table-cell>
          <table:covered-table-cell/>
          <table:covered-table-cell/>
          <table:table-cell table:style-name="Table3.A7" office:value-type="string">
            <text:p text:style-name="P4"/>
          </table:table-cell>
          <table:table-cell table:style-name="Table3.A1" table:number-columns-spanned="2" office:value-type="string">
            <text:p text:style-name="P20"><text:span text:style-name="T2">合　計</text:span>:</text:p>
          </table:table-cell>
          <table:covered-table-cell/>
          <table:table-cell table:style-name="Table3.G7" table:number-columns-spanned="2" office:value-type="string">
            <text:p text:style-name="P21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4"/>
          </table:table-cell>
          <table:table-cell table:style-name="Table3.A4" table:number-columns-spanned="2" office:value-type="string">
            <text:p text:style-name="P20"><text:span text:style-name="T1">消費税（８％）</text:span>:</text:p>
          </table:table-cell>
          <table:covered-table-cell/>
          <table:table-cell table:style-name="Table3.G8" table:number-columns-spanned="2" office:value-type="string">
            <text:p text:style-name="P21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table-cell table:style-name="Table3.A4" table:number-columns-spanned="2" office:value-type="string">
            <text:p text:style-name="P17"><text:span text:style-name="T1">税込合計金額</text:span>:</text:p>
          </table:table-cell>
          <table:covered-table-cell/>
          <table:table-cell table:style-name="Table3.G8" table:number-columns-spanned="2" office:value-type="string">
            <text:p text:style-name="P6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table-cell table:style-name="Table3.G8" table:number-rows-spanned="3" table:number-columns-spanned="4" office:value-type="string">
            <text:p text:style-name="P35">・監視カメラシステムは日常点検が必要です。</text:p>
            <text:p text:style-name="P35">・ハードディスクは約２万時間が平均寿命です。</text:p>
            <text:p text:style-name="P36">・<text:span text:style-name="T4">IR照射は15000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2T12:36:07.530000000</dc:date>
    <meta:editing-duration>P5DT4H47M50S</meta:editing-duration>
    <meta:editing-cycles>186</meta:editing-cycles>
    <meta:generator>LibreOffice/5.0.6.3$Windows_x86 LibreOffice_project/490fc03b25318460cfc54456516ea2519c11d1aa</meta:generator>
    <meta:document-statistic meta:table-count="3" meta:image-count="0" meta:object-count="0" meta:page-count="1" meta:paragraph-count="63" meta:word-count="382" meta:character-count="1069" meta:non-whitespace-character-count="978"/>
  </office:meta>
</office:document-meta>
</file>